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2.65pt"/>
    </style:style>
    <style:style style:name="co2" style:family="table-column">
      <style:table-column-properties fo:break-before="auto" style:column-width="85.89pt"/>
    </style:style>
    <style:style style:name="co3" style:family="table-column">
      <style:table-column-properties fo:break-before="auto" style:column-width="83.59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linecou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ode Line</text:p>
          </table:table-cell>
          <table:table-cell office:value-type="string" calcext:value-type="string">
            <text:p>Comment Lines</text:p>
          </table:table-cell>
          <table:table-cell office:value-type="string" calcext:value-type="string">
            <text:p>Blank Lines</text:p>
          </table:table-cell>
          <table:table-cell office:value-type="string" calcext:value-type="string">
            <text:p>TS Lines</text:p>
          </table:table-cell>
        </table:table-row>
        <table:table-row table:style-name="ro1">
          <table:table-cell office:value-type="string" calcext:value-type="string">
            <text:p>src/app/app.component.css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[.B2]+[.C2]+[.D2]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src/app/app.component.html</text:p>
          </table:table-cell>
          <table:table-cell office:value-type="float" office:value="925" calcext:value-type="float">
            <text:p>925</text:p>
          </table:table-cell>
          <table:table-cell office:value-type="float" office:value="59" calcext:value-type="float">
            <text:p>59</text:p>
          </table:table-cell>
          <table:table-cell office:value-type="float" office:value="123" calcext:value-type="float">
            <text:p>123</text:p>
          </table:table-cell>
          <table:table-cell table:formula="of:=[.B3]+[.C3]+[.D3]" office:value-type="float" office:value="1107" calcext:value-type="float">
            <text:p>1107</text:p>
          </table:table-cell>
        </table:table-row>
        <table:table-row table:style-name="ro1">
          <table:table-cell office:value-type="string" calcext:value-type="string">
            <text:p>src/app/app.component.ts</text:p>
          </table:table-cell>
          <table:table-cell office:value-type="float" office:value="526" calcext:value-type="float">
            <text:p>526</text:p>
          </table:table-cell>
          <table:table-cell office:value-type="float" office:value="31" calcext:value-type="float">
            <text:p>31</text:p>
          </table:table-cell>
          <table:table-cell office:value-type="float" office:value="167" calcext:value-type="float">
            <text:p>167</text:p>
          </table:table-cell>
          <table:table-cell table:formula="of:=[.B4]+[.C4]+[.D4]"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src/app/app.module.ts</text:p>
          </table:table-cell>
          <table:table-cell office:value-type="float" office:value="146" calcext:value-type="float">
            <text:p>14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B5]+[.C5]+[.D5]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src/app/app.routing.ts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B6]+[.C6]+[.D6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rc/app/authguard.service.ts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[.B7]+[.C7]+[.D7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rc/app/collaborate.activities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8]+[.C8]+[.D8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collaborate.activities.component.htm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9]+[.C9]+[.D9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rc/app/collaborate.activities.component.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10]+[.C10]+[.D10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rc/app/collaborate.activityadd.component.cs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1]+[.C11]+[.D11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rc/app/collaborate.activityadd.component.htm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2]+[.C12]+[.D12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rc/app/collaborate.activityadd.component.ts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B13]+[.C13]+[.D13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rc/app/collaborate.alerts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4]+[.C14]+[.D14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collaborate.alerts.component.htm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5]+[.C15]+[.D15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rc/app/collaborate.alerts.component.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16]+[.C16]+[.D16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rc/app/collaborate.messages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7]+[.C17]+[.D17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collaborate.messages.component.htm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8]+[.C18]+[.D18]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rc/app/collaborate.messages.component.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19]+[.C19]+[.D19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rc/app/dashboard.comments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0]+[.C20]+[.D20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.comments.component.htm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1]+[.C21]+[.D21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rc/app/dashboard.comments.component.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22]+[.C22]+[.D22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rc/app/dashboard.delete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3]+[.C23]+[.D23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.delete.component.htm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4]+[.C24]+[.D24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rc/app/dashboard.delete.component.ts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25]+[.C25]+[.D25]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rc/app/dashboard.description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26]+[.C26]+[.D26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.description.component.htm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7]+[.C27]+[.D27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rc/app/dashboard.description.component.ts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28]+[.C28]+[.D28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rc/app/dashboard.details.component.css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29]+[.C29]+[.D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app/dashboard.details.component.htm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0]+[.C30]+[.D30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c/app/dashboard.details.component.ts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B31]+[.C31]+[.D31]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rc/app/dashboard.discard.component.c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32]+[.C32]+[.D32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rc/app/dashboard.discard.component.htm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33]+[.C33]+[.D33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rc/app/dashboard.discard.component.ts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B34]+[.C34]+[.D34]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rc/app/dashboard.help.component.c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35]+[.C35]+[.D35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rc/app/dashboard.help.component.htm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36]+[.C36]+[.D36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rc/app/dashboard.help.component.ts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37]+[.C37]+[.D37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rc/app/dashboard.helpPresentation.component.c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38]+[.C38]+[.D38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rc/app/dashboard.helpPresentation.component.htm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39]+[.C39]+[.D39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rc/app/dashboard.helpPresentation.component.ts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40]+[.C40]+[.D40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rc/app/dashboard.import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41]+[.C41]+[.D41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.import.component.htm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42]+[.C42]+[.D42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rc/app/dashboard.import.component.ts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43]+[.C43]+[.D43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rc/app/dashboard.new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44]+[.C44]+[.D44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.new.component.htm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45]+[.C45]+[.D45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rc/app/dashboard.new.component.ts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46]+[.C46]+[.D46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rc/app/dashboard.open.component.cs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47]+[.C47]+[.D47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rc/app/dashboard.open.component.html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48]+[.C48]+[.D48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src/app/dashboard.open.component.ts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B49]+[.C49]+[.D49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rc/app/dashboard.print.component.cs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50]+[.C50]+[.D50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rc/app/dashboard.print.component.htm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51]+[.C51]+[.D51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rc/app/dashboard.print.component.ts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B52]+[.C52]+[.D52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rc/app/dashboard.rename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53]+[.C53]+[.D53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.rename.component.htm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54]+[.C54]+[.D54]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rc/app/dashboard.rename.component.ts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B55]+[.C55]+[.D55]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rc/app/dashboard.save.component.c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56]+[.C56]+[.D56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rc/app/dashboard.save.component.html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57]+[.C57]+[.D57]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src/app/dashboard.save.component.ts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B58]+[.C58]+[.D58]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rc/app/dashboard.schedule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59]+[.C59]+[.D59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.schedule.component.htm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60]+[.C60]+[.D60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rc/app/dashboard.schedule.component.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61]+[.C61]+[.D61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rc/app/dashboard.settings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62]+[.C62]+[.D62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.settings.component.htm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63]+[.C63]+[.D63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rc/app/dashboard.settings.component.ts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64]+[.C64]+[.D64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rc/app/dashboard.share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65]+[.C65]+[.D65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.share.component.htm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66]+[.C66]+[.D66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rc/app/dashboard.share.component.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67]+[.C67]+[.D67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rc/app/dashboard.snapshots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68]+[.C68]+[.D68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.snapshots.component.html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69]+[.C69]+[.D69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rc/app/dashboard.snapshots.component.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70]+[.C70]+[.D70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rc/app/dashboard.subscribe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71]+[.C71]+[.D71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.subscribe.component.htm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72]+[.C72]+[.D72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rc/app/dashboard.subscribe.component.ts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73]+[.C73]+[.D73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rc/app/dashboard.tab.component.cs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74]+[.C74]+[.D74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rc/app/dashboard.tab.component.htm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75]+[.C75]+[.D75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rc/app/dashboard.tab.component.ts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B76]+[.C76]+[.D76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rc/app/dashboard.tags.component.css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77]+[.C77]+[.D77]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rc/app/dashboard.tags.component.htm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78]+[.C78]+[.D78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rc/app/dashboard.tags.component.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79]+[.C79]+[.D79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rc/app/dashboard.template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80]+[.C80]+[.D80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.template.component.htm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81]+[.C81]+[.D81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rc/app/dashboard.template.component.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82]+[.C82]+[.D82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rc/app/dashboard.theme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83]+[.C83]+[.D83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shboard.theme.component.html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84]+[.C84]+[.D84]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rc/app/dashboard.theme.component.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85]+[.C85]+[.D85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rc/app/dashboard.treeview.component.cs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86]+[.C86]+[.D86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rc/app/dashboard.treeview.component.html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87]+[.C87]+[.D87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rc/app/dashboard.treeview.component.ts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88]+[.C88]+[.D88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src/app/data.combination.component.css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89]+[.C89]+[.D89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rc/app/data.combination.component.html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90]+[.C90]+[.D90]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src/app/data.combination.component.ts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[.B91]+[.C91]+[.D91]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src/app/data.popup.component.css</text:p>
          </table:table-cell>
          <table:table-cell office:value-type="float" office:value="687" calcext:value-type="float">
            <text:p>687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table:formula="of:=[.B92]+[.C92]+[.D92]"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src/app/data.popup.component.html</text:p>
          </table:table-cell>
          <table:table-cell office:value-type="float" office:value="901" calcext:value-type="float">
            <text:p>901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table:formula="of:=[.B93]+[.C93]+[.D93]"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src/app/data.popup.component.ts</text:p>
          </table:table-cell>
          <table:table-cell office:value-type="float" office:value="548" calcext:value-type="float">
            <text:p>548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table:formula="of:=[.B94]+[.C94]+[.D94]"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src/app/data.refresh.component.cs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95]+[.C95]+[.D95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rc/app/data.refresh.component.html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96]+[.C96]+[.D96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rc/app/data.refresh.component.ts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[.B97]+[.C97]+[.D97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rc/app/data.share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98]+[.C98]+[.D98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data.share.component.htm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99]+[.C99]+[.D99]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rc/app/data.share.component.ts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00]+[.C100]+[.D100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rc/app/data.slicers.component.cs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01]+[.C101]+[.D101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rc/app/data.slicers.component.htm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02]+[.C102]+[.D102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rc/app/data.slicers.component.ts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B103]+[.C103]+[.D103]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rc/app/data/dashboards.ts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[.B104]+[.C104]+[.D104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rc/app/explore.component.css</text:p>
          </table:table-cell>
          <table:table-cell office:value-type="float" office:value="325" calcext:value-type="float">
            <text:p>325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table:formula="of:=[.B105]+[.C105]+[.D105]"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src/app/explore.component.html</text:p>
          </table:table-cell>
          <table:table-cell office:value-type="float" office:value="507" calcext:value-type="float">
            <text:p>507</text:p>
          </table:table-cell>
          <table:table-cell office:value-type="float" office:value="306" calcext:value-type="float">
            <text:p>306</text:p>
          </table:table-cell>
          <table:table-cell office:value-type="float" office:value="48" calcext:value-type="float">
            <text:p>48</text:p>
          </table:table-cell>
          <table:table-cell table:formula="of:=[.B106]+[.C106]+[.D106]" office:value-type="float" office:value="861" calcext:value-type="float">
            <text:p>861</text:p>
          </table:table-cell>
        </table:table-row>
        <table:table-row table:style-name="ro1">
          <table:table-cell office:value-type="string" calcext:value-type="string">
            <text:p>src/app/explore.component.ts</text:p>
          </table:table-cell>
          <table:table-cell office:value-type="float" office:value="611" calcext:value-type="float">
            <text:p>611</text:p>
          </table:table-cell>
          <table:table-cell office:value-type="float" office:value="175" calcext:value-type="float">
            <text:p>175</text:p>
          </table:table-cell>
          <table:table-cell office:value-type="float" office:value="126" calcext:value-type="float">
            <text:p>126</text:p>
          </table:table-cell>
          <table:table-cell table:formula="of:=[.B107]+[.C107]+[.D107]" office:value-type="float" office:value="912" calcext:value-type="float">
            <text:p>912</text:p>
          </table:table-cell>
        </table:table-row>
        <table:table-row table:style-name="ro1">
          <table:table-cell office:value-type="string" calcext:value-type="string">
            <text:p>src/app/global-function.service.ts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108]+[.C108]+[.D108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rc/app/global-variable.service.ts</text:p>
          </table:table-cell>
          <table:table-cell office:value-type="float" office:value="1692" calcext:value-type="float">
            <text:p>1692</text:p>
          </table:table-cell>
          <table:table-cell office:value-type="float" office:value="285" calcext:value-type="float">
            <text:p>285</text:p>
          </table:table-cell>
          <table:table-cell office:value-type="float" office:value="88" calcext:value-type="float">
            <text:p>88</text:p>
          </table:table-cell>
          <table:table-cell table:formula="of:=[.B109]+[.C109]+[.D109]" office:value-type="float" office:value="2065" calcext:value-type="float">
            <text:p>2065</text:p>
          </table:table-cell>
        </table:table-row>
        <table:table-row table:style-name="ro1">
          <table:table-cell office:value-type="string" calcext:value-type="string">
            <text:p>src/app/help.component.cs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10]+[.C110]+[.D11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rc/app/help.component.ht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11]+[.C111]+[.D111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app/help.component.ts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B112]+[.C112]+[.D112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rc/app/home.component.css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113]+[.C113]+[.D1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c/app/home.component.htm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14]+[.C114]+[.D114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rc/app/home.component.spec.t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115]+[.C115]+[.D115]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rc/app/home.component.t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116]+[.C116]+[.D116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rc/app/index.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17]+[.C117]+[.D11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c/app/Installation Notes.md</text:p>
          </table:table-cell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formula="of:=[.B118]+[.C118]+[.D118]"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src/app/landing.component.css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19]+[.C119]+[.D119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rc/app/landing.component.htm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20]+[.C120]+[.D120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rc/app/landing.component.ts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.B121]+[.C121]+[.D121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rc/app/login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22]+[.C122]+[.D122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login.component.htm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23]+[.C123]+[.D123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rc/app/login.component.ts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B124]+[.C124]+[.D124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rc/app/logout.component.cs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25]+[.C125]+[.D125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logout.component.htm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26]+[.C126]+[.D126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rc/app/logout.component.ts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B127]+[.C127]+[.D127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rc/app/models.ts</text:p>
          </table:table-cell>
          <table:table-cell office:value-type="float" office:value="423" calcext:value-type="float">
            <text:p>423</text:p>
          </table:table-cell>
          <table:table-cell office:value-type="float" office:value="132" calcext:value-type="float">
            <text:p>132</text:p>
          </table:table-cell>
          <table:table-cell office:value-type="float" office:value="73" calcext:value-type="float">
            <text:p>73</text:p>
          </table:table-cell>
          <table:table-cell table:formula="of:=[.B128]+[.C128]+[.D128]"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src/app/myprofile.component.cs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29]+[.C129]+[.D129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myprofile.component.htm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30]+[.C130]+[.D130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rc/app/myprofile.component.ts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B131]+[.C131]+[.D131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rc/app/preferences.component.cs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32]+[.C132]+[.D132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preferences.component.htm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33]+[.C133]+[.D133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rc/app/preferences.component.ts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134]+[.C134]+[.D134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rc/app/roadmap.md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B135]+[.C135]+[.D135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rc/app/shape.delete.component.cs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36]+[.C136]+[.D136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rc/app/shape.delete.component.html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37]+[.C137]+[.D137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rc/app/shape.delete.component.ts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[.B138]+[.C138]+[.D138]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rc/app/shape.edit.component.css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B139]+[.C139]+[.D139]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src/app/shape.edit.component.html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B140]+[.C140]+[.D140]"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rc/app/shape.edit.component.ts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[.B141]+[.C141]+[.D141]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src/app/systemsettings.component.cs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42]+[.C142]+[.D142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rc/app/systemsettings.component.htm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43]+[.C143]+[.D143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rc/app/systemsettings.component.ts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144]+[.C144]+[.D144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rc/app/test.app.card.component.ts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45]+[.C145]+[.D145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rc/app/test.delay.directive.ts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46]+[.C146]+[.D14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rc/app/test.ngif.directive.t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47]+[.C147]+[.D147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rc/app/user.offline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48]+[.C148]+[.D148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user.offline.component.html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49]+[.C149]+[.D149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rc/app/user.offline.component.ts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B150]+[.C150]+[.D150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rc/app/user.shape.buttonbar.component.css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151]+[.C151]+[.D151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rc/app/user.shape.buttonbar.component.htm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52]+[.C152]+[.D152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rc/app/user.shape.buttonbar.component.ts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[.B153]+[.C153]+[.D153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src/app/user.widget.buttonbar.component.css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154]+[.C154]+[.D154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rc/app/user.widget.buttonbar.component.htm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55]+[.C155]+[.D155]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rc/app/user.widget.buttonbar.component.ts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B156]+[.C156]+[.D156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rc/app/widget.checkpoints.component.c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57]+[.C157]+[.D157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rc/app/widget.checkpoints.component.htm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158]+[.C158]+[.D158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rc/app/widget.checkpoints.component.ts</text:p>
          </table:table-cell>
          <table:table-cell office:value-type="float" office:value="878" calcext:value-type="float">
            <text:p>878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table:formula="of:=[.B159]+[.C159]+[.D159]" office:value-type="float" office:value="953" calcext:value-type="float">
            <text:p>953</text:p>
          </table:table-cell>
        </table:table-row>
        <table:table-row table:style-name="ro1">
          <table:table-cell office:value-type="string" calcext:value-type="string">
            <text:p>src/app/widget.comments.component.c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160]+[.C160]+[.D160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rc/app/widget.comments.component.htm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161]+[.C161]+[.D161]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rc/app/widget.comments.component.t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162]+[.C162]+[.D162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rc/app/widget.delete.component.cs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63]+[.C163]+[.D163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rc/app/widget.delete.component.htm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64]+[.C164]+[.D164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rc/app/widget.delete.component.ts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[.B165]+[.C165]+[.D165]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rc/app/widget.editor.component.css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B166]+[.C166]+[.D166]"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rc/app/widget.editor.component.html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[.B167]+[.C167]+[.D167]"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src/app/widget.editor.component.ts</text:p>
          </table:table-cell>
          <table:table-cell office:value-type="float" office:value="1024" calcext:value-type="float">
            <text:p>1024</text:p>
          </table:table-cell>
          <table:table-cell office:value-type="float" office:value="38" calcext:value-type="float">
            <text:p>38</text:p>
          </table:table-cell>
          <table:table-cell office:value-type="float" office:value="92" calcext:value-type="float">
            <text:p>92</text:p>
          </table:table-cell>
          <table:table-cell table:formula="of:=[.B168]+[.C168]+[.D168]" office:value-type="float" office:value="1154" calcext:value-type="float">
            <text:p>1154</text:p>
          </table:table-cell>
        </table:table-row>
        <table:table-row table:style-name="ro1">
          <table:table-cell office:value-type="string" calcext:value-type="string">
            <text:p>src/app/widget.expand.component.cs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169]+[.C169]+[.D169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rc/app/widget.expand.component.html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[.B170]+[.C170]+[.D170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rc/app/widget.expand.component.ts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B171]+[.C171]+[.D171]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rc/app/widget.export.component.cs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172]+[.C172]+[.D172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rc/app/widget.export.component.html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73]+[.C173]+[.D173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rc/app/widget.export.component.ts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B174]+[.C174]+[.D174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rc/app/widget.links.component.cs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175]+[.C175]+[.D175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rc/app/widget.links.component.htm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176]+[.C176]+[.D176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rc/app/widget.links.component.ts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B177]+[.C177]+[.D177]" office:value-type="float" office:value="63" calcext:value-type="float">
            <text:p>63</text:p>
          </table:table-cell>
        </table:table-row>
        <table:table-row table:style-name="ro1">
          <table:table-cell/>
          <table:table-cell table:style-name="ce1" table:formula="of:=SUM([.B1:.B177])" office:value-type="float" office:value="16206" calcext:value-type="float">
            <text:p>16206</text:p>
          </table:table-cell>
          <table:table-cell table:style-name="ce1" table:formula="of:=SUM([.C1:.C177])" office:value-type="float" office:value="1664" calcext:value-type="float">
            <text:p>1664</text:p>
          </table:table-cell>
          <table:table-cell table:style-name="ce1" table:formula="of:=SUM([.D1:.D177])" office:value-type="float" office:value="2355" calcext:value-type="float">
            <text:p>2355</text:p>
          </table:table-cell>
          <table:table-cell table:style-name="ce1" table:formula="of:=[.B178]+[.C178]+[.D178]" office:value-type="float" office:value="20225" calcext:value-type="float">
            <text:p>202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 style:data-style-name="N2" text:time-value="14:50:25.6796101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9T14:57:33.824409705</dc:date>
    <dc:creator>Dr Jannie Immelman</dc:creator>
    <meta:editing-duration>PT11M9S</meta:editing-duration>
    <meta:editing-cycles>3</meta:editing-cycles>
    <meta:generator>LibreOffice/5.1.6.2$Linux_X86_64 LibreOffice_project/10m0$Build-2</meta:generator>
    <meta:document-statistic meta:table-count="1" meta:cell-count="889" meta:object-count="0"/>
  </office:meta>
</office:document-meta>
</file>